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771in" fo:margin-left="0.0063in" fo:margin-right="0.0097in" table:align="margins" style:may-break-between-rows="false" style:writing-mode="lr-tb"/>
    </style:style>
    <style:style style:name="_31_125.A" style:display-name="1125.A" style:family="table-column">
      <style:table-column-properties style:column-width="0.7917in" style:rel-column-width="7770*"/>
    </style:style>
    <style:style style:name="_31_125.B" style:display-name="1125.B" style:family="table-column">
      <style:table-column-properties style:column-width="0.5396in" style:rel-column-width="5295*"/>
    </style:style>
    <style:style style:name="_31_125.C" style:display-name="1125.C" style:family="table-column">
      <style:table-column-properties style:column-width="0.5097in" style:rel-column-width="5002*"/>
    </style:style>
    <style:style style:name="_31_125.H" style:display-name="1125.H" style:family="table-column">
      <style:table-column-properties style:column-width="0.7in" style:rel-column-width="6870*"/>
    </style:style>
    <style:style style:name="_31_125.K" style:display-name="1125.K" style:family="table-column">
      <style:table-column-properties style:column-width="0.6979in" style:rel-column-width="6850*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7770*"/>
    </style:style>
    <style:style style:name="_31_125A.B" style:display-name="1125A.B" style:family="table-column">
      <style:table-column-properties style:column-width="0.5396in" style:rel-column-width="5295*"/>
    </style:style>
    <style:style style:name="_31_125A.C" style:display-name="1125A.C" style:family="table-column">
      <style:table-column-properties style:column-width="0.5097in" style:rel-column-width="5002*"/>
    </style:style>
    <style:style style:name="_31_125A.H" style:display-name="1125A.H" style:family="table-column">
      <style:table-column-properties style:column-width="0.7in" style:rel-column-width="6870*"/>
    </style:style>
    <style:style style:name="_31_125A.K" style:display-name="1125A.K" style:family="table-column">
      <style:table-column-properties style:column-width="0.6979in" style:rel-column-width="6850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771in" fo:margin-left="0.0063in" fo:margin-right="0.0097in" table:align="margins" style:may-break-between-rows="false" style:writing-mode="lr-tb"/>
    </style:style>
    <style:style style:name="BDPS_5f_g.A" style:display-name="BDPS_g.A" style:family="table-column">
      <style:table-column-properties style:column-width="0.8125in" style:rel-column-width="7974*"/>
    </style:style>
    <style:style style:name="BDPS_5f_g.B" style:display-name="BDPS_g.B" style:family="table-column">
      <style:table-column-properties style:column-width="0.5188in" style:rel-column-width="5091*"/>
    </style:style>
    <style:style style:name="BDPS_5f_g.C" style:display-name="BDPS_g.C" style:family="table-column">
      <style:table-column-properties style:column-width="0.5097in" style:rel-column-width="5002*"/>
    </style:style>
    <style:style style:name="BDPS_5f_g.H" style:display-name="BDPS_g.H" style:family="table-column">
      <style:table-column-properties style:column-width="0.7in" style:rel-column-width="6870*"/>
    </style:style>
    <style:style style:name="BDPS_5f_g.K" style:display-name="BDPS_g.K" style:family="table-column">
      <style:table-column-properties style:column-width="0.6979in" style:rel-column-width="6850*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4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8" style:family="paragraph" style:parent-style-name="Heading_20_2">
      <style:text-properties style:font-name="Arial" fo:font-size="10pt" style:font-size-asian="10pt" style:font-size-complex="10pt"/>
    </style:style>
    <style:style style:name="P59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0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fo:language="en" fo:country="US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text-position="super 58%" fo:language="en" fo:country="US" style:font-weight-complex="bold"/>
    </style:style>
    <style:style style:name="T2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 fo:language="en" fo:country="US" style:text-underline-style="none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2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fo:language="ru" fo:country="RU" style:font-name-complex="Times New Roman" style:font-weight-complex="bold"/>
    </style:style>
    <style:style style:name="T36" style:family="text">
      <style:text-properties style:font-name="Times New Roman1" fo:font-style="italic" style:font-style-asian="italic" style:font-style-complex="italic"/>
    </style:style>
    <style:style style:name="T37" style:family="text">
      <style:text-properties style:font-name="Times New Roman1" fo:language="ru" fo:country="RU" fo:font-style="italic" style:font-style-asian="italic" style:font-style-complex="italic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style:font-name-asian="Times New Roman"/>
    </style:style>
    <style:style style:name="T40" style:family="text">
      <style:text-properties style:font-name="Times New Roman" style:font-name-asian="Times New Roman" style:font-weight-complex="bold"/>
    </style:style>
    <style:style style:name="T41" style:family="text">
      <style:text-properties style:font-name="Times New Roman" fo:language="en" fo:country="US" fo:background-color="transparent"/>
    </style:style>
    <style:style style:name="T4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4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6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7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8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9" style:family="text">
      <style:text-properties style:use-window-font-color="true" style:text-position="0% 100%" fo:language="en" fo:country="US"/>
    </style:style>
    <style:style style:name="T50" style:family="text">
      <style:text-properties style:use-window-font-color="true" style:text-position="0% 100%" fo:language="en" fo:country="US" style:text-underline-style="none" style:font-name-complex="Symbol1"/>
    </style:style>
    <style:style style:name="T51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2" style:family="text">
      <style:text-properties style:use-window-font-color="true" style:text-position="0% 100%" fo:language="en" fo:country="US" style:text-underline-style="none" style:font-name-complex="Times New Roman"/>
    </style:style>
    <style:style style:name="T53" style:family="text">
      <style:text-properties style:use-window-font-color="true" style:text-position="0% 100%" fo:language="en" fo:country="US" style:font-name-complex="Symbol1"/>
    </style:style>
    <style:style style:name="T54" style:family="text">
      <style:text-properties style:use-window-font-color="true" fo:language="en" fo:country="US"/>
    </style:style>
    <style:style style:name="T55" style:family="text">
      <style:text-properties style:use-window-font-color="true" fo:language="en" fo:country="US" style:font-name-complex="Symbol1"/>
    </style:style>
    <style:style style:name="T56" style:family="text">
      <style:text-properties style:font-name-complex="Arial"/>
    </style:style>
    <style:style style:name="T57" style:family="text">
      <style:text-properties style:text-position="0% 100%"/>
    </style:style>
    <style:style style:name="T58" style:family="text">
      <style:text-properties style:text-position="0% 100%" fo:language="en" fo:country="US"/>
    </style:style>
    <style:style style:name="T59" style:family="text">
      <style:text-properties style:text-position="0% 100%" fo:language="en" fo:country="US" fo:font-style="normal" style:font-style-asian="normal" style:font-style-complex="normal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3" style:family="text">
      <style:text-properties style:text-position="0% 100%" fo:language="en" fo:country="US" style:font-weight-complex="bold"/>
    </style:style>
    <style:style style:name="T64" style:family="text">
      <style:text-properties style:text-position="0% 100%" style:font-name="Symbol" fo:language="en" fo:country="US" style:font-name-complex="Symbol"/>
    </style:style>
    <style:style style:name="T6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7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0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-complex="Times New Roman"/>
    </style:style>
    <style:style style:name="T72" style:family="text">
      <style:text-properties style:font-name-complex="Times New Roman" style:font-weight-complex="bold"/>
    </style:style>
    <style:style style:name="T73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4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5" style:family="text">
      <style:text-properties style:font-name-asian="Times New Roman" style:font-weight-complex="bold"/>
    </style:style>
    <style:style style:name="T76" style:family="text">
      <style:text-properties style:font-name-complex="Symbol1"/>
    </style:style>
    <style:style style:name="T77" style:family="text">
      <style:text-properties style:font-name-asian="Arial"/>
    </style:style>
    <style:style style:name="T78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CALIBRATION CERTIFICATE</text:p>
      <text:p text:style-name="P43"><text:span text:style-name="T43">Type:</text:span><text:span text:style-name="T42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9">/</text:span><text:span text:style-name="T14">N</text:span><text:span text:style-name="T69">:</text:span><text:span text:style-name="T68"> </text:span><text:span text:style-name="T70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30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</text:span><text:span text:style-name="T35">5</text:span><text:span text:style-name="T72">:</text:span><text:span text:style-name="T78"> </text:span><text:span text:style-name="T40">γ 30</text:span><text:span text:style-name="T78"> </text:span><text:span text:style-name="T16">n</text:span><text:span text:style-name="T7">Sv/h</text:span> – 300 <text:s/><text:span text:style-name="T7">m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</text:span><text:span text:style-name="T35">А</text:span><text:span text:style-name="T72">:</text:span><text:span text:style-name="T78"> </text:span><text:span text:style-name="T40">γ 3</text:span><text:span text:style-name="T39">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<text:span text:style-name="T78">2: </text:span><text:span text:style-name="T40">γ</text:span><text:span text:style-name="T75"> 0</text:span><text:span text:style-name="T78">.</text:span>1 <text:span text:style-name="T7">µSv/h</text:span> – 30.0 m<text:span text:style-name="T7">Sv/h</text:span>;</text:p>
            <text:p text:style-name="P5"/>
            <text:p text:style-name="P25"><text:span text:style-name="T7">Flux density</text:span> <text:span text:style-name="T7">measurement limits of </text:span>α <text:span text:style-name="T7">particles</text:span>:</text:p>
            <text:p text:style-name="P26"><text:span text:style-name="T54">BDPS</text:span>-02: <text:span text:style-name="T17"></text:span> 2.4 – 10<text:span text:style-name="T18">6</text:span> <text:span text:style-name="T54">min</text:span><text:span text:style-name="T18">-1</text:span><text:span text:style-name="T17"></text:span><text:span text:style-name="T55">c</text:span><text:span text:style-name="T54">m</text:span><text:span text:style-name="T18">-2</text:span>;</text:p>
            <text:p text:style-name="P26"/>
            <text:p text:style-name="P25"><text:span text:style-name="T7">Flux density</text:span> <text:span text:style-name="T7">measurement limits of β</text:span> <text:span text:style-name="T7">particles</text:span>:</text:p>
            <text:p text:style-name="P32"><text:span text:style-name="T49">BDPS</text:span><text:span text:style-name="T57">-02: </text:span><text:span text:style-name="T64"></text:span><text:span text:style-name="T57"> 6.0 – 10</text:span><text:span text:style-name="T18">6</text:span><text:span text:style-name="T57"> </text:span><text:span text:style-name="T49">min</text:span><text:span text:style-name="T18">-1</text:span><text:span text:style-name="T64"></text:span><text:span text:style-name="T53">c</text:span><text:span text:style-name="T49">m</text:span><text:span text:style-name="T18">-2</text:span><text:span text:style-name="T57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8">SA of </text:span><text:span text:style-name="T20">137</text:span><text:span text:style-name="T58">Cs count rate:</text:span></text:p>
            <text:p text:style-name="P5"><text:span text:style-name="T63">from $ua_min s</text:span><text:span text:style-name="T21">-1</text:span><text:span text:style-name="T63"> to 10</text:span><text:span text:style-name="T21">5 </text:span><text:span text:style-name="T63">s</text:span><text:span text:style-name="T23">-1</text:span></text:p>
          </table:table-cell>
        </table:table-row>
      </table:table>
      <text:p text:style-name="Standard"><text:span text:style-name="T73">03: ± 20 %</text:span><text:span text:style-name="T74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8" text:outline-level="2"><text:span text:style-name="T34">АТ1125</text:span><text:span text:style-name="T71">: </text:span><text:span text:style-name="T44"><text:s/></text:span><text:span text:style-name="T46">± </text:span><text:span text:style-name="T47">15</text:span><text:span text:style-name="T46"> %</text:span><text:span text:style-name="T48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8" text:outline-level="2"><text:span text:style-name="T34">АТ1125А</text:span><text:span text:style-name="T71">: </text:span><text:span text:style-name="T44"><text:s/></text:span><text:span text:style-name="T46">± </text:span><text:span text:style-name="T47">15</text:span><text:span text:style-name="T46"> %</text:span><text:span text:style-name="T48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8" text:outline-level="2"><text:span text:style-name="T71">BDPS-02: </text:span><text:span text:style-name="T10"> </text:span><text:span text:style-name="T11">2,4 – 30 min</text:span><text:span text:style-name="T22">-1</text:span><text:span text:style-name="T10"> </text:span><text:span text:style-name="T11">sm</text:span><text:span text:style-name="T22">- 2 <text:s/></text:span><text:span text:style-name="T60">–</text:span><text:span text:style-name="T22"> <text:s/></text:span><text:span text:style-name="T61">± 30 %</text:span></text:h>
            <text:p text:style-name="P50"><text:span text:style-name="T62"> </text:span><text:span text:style-name="T60">30 <text:s/>– <text:s text:c="2"/>10</text:span><text:span text:style-name="T22">6</text:span><text:span text:style-name="T60"> min</text:span><text:span text:style-name="T22">-1</text:span><text:span text:style-name="T62"> </text:span><text:span text:style-name="T60">sm</text:span><text:span text:style-name="T22">- 2 <text:s/></text:span><text:span text:style-name="T60">–</text:span><text:span text:style-name="T22"> <text:s/></text:span><text:span text:style-name="T61">± 20 %</text:span></text:p>
            <text:list xml:id="list7008738696130638784" text:style-name="WW8Num2">
              <text:list-item>
                <text:p text:style-name="P60"><text:span text:style-name="T12"></text:span><text:span text:style-name="T13"> </text:span><text:span text:style-name="T11">6 – 10</text:span><text:span text:style-name="T22">6</text:span><text:span text:style-name="T11"> min</text:span><text:span text:style-name="T22">-1</text:span><text:span text:style-name="T10"></text:span><text:span text:style-name="T11"> sm</text:span><text:span text:style-name="T22">- 2 <text:s text:c="2"/></text:span><text:span text:style-name="T60">–</text:span><text:span text:style-name="T22"> <text:s/></text:span><text:span text:style-name="T61">± 20 %</text:span></text:p>
              </text:list-item>
            </text:list>
            <text:h text:style-name="P59" text:outline-level="2"><text:span text:style-name="T51">γ </text:span><text:span text:style-name="T52">0.10 </text:span><text:span text:style-name="T50">µ</text:span><text:span text:style-name="T52">Sv/h – 30 mSv/h</text:span><text:span text:style-name="T45"> <text:s/></text:span><text:span text:style-name="T52">–</text:span><text:span text:style-name="T45"> <text:s/></text:span><text:span text:style-name="T52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3">SA of </text:span><text:span text:style-name="T21">137</text:span><text:span text:style-name="T63">Cs count rate: ± </text:span><text:span text:style-name="T63">20 %</text:span></text:p>
          </table:table-cell>
        </table:table-row>
      </table:table>
      <text:p text:style-name="P17"/>
      <text:p text:style-name="P3">Operating conditions:</text:p>
      <text:list xml:id="list5722333405849649340" text:style-name="L1">
        <text:list-item>
          <text:p text:style-name="P61"><text:span text:style-name="T9">Air temperature<text:tab/></text:span><text:span text:style-name="T56"><text:tab/><text:tab/><text:tab/>+</text:span><text:span text:style-name="T9">$temp</text:span><text:span text:style-name="T56"> °</text:span><text:span text:style-name="T9">C</text:span></text:p>
        </text:list-item>
        <text:list-item>
          <text:p text:style-name="P61"><text:span text:style-name="T9">Atmospheric pressure<text:tab/></text:span><text:span text:style-name="T9"><text:tab/><text:tab/><text:tab/>98,5 kPa</text:span></text:p>
        </text:list-item>
        <text:list-item>
          <text:p text:style-name="P61"><text:span text:style-name="T9">Relative humidity<text:tab/><text:tab/></text:span><text:span text:style-name="T9"><text:tab/><text:tab/>$vlag %</text:span></text:p>
        </text:list-item>
        <text:list-item>
          <text:p text:style-name="P62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<text:span text:style-name="T15">Calibration means</text:span><text:span text:style-name="T77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1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2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2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2">- <text:span text:style-name="T7">$eng_facility_beta</text:span>;</text:p>
          </table:table-cell>
        </table:table-row>
      </table:table>
      <text:p text:style-name="P53"/>
      <table:table table:name="1125" table:style-name="_31_125">
        <table:table-column table:style-name="_31_125.A"/>
        <table:table-column table:style-name="_31_125.B"/>
        <table:table-column table:style-name="_31_125.C" table:number-columns-repeated="5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Calibration data</text:p>
            <text:p text:style-name="P24"/>
            <text:p text:style-name="P24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5"><text:span text:style-name="T7">Dose rate at check point</text:span> <text:span text:style-name="T36">Ḣ</text:span><text:span text:style-name="T27">oi</text:span><text:span text:style-name="T59">(10)</text:span></text:p>
          </table:table-cell>
          <table:table-cell table:style-name="_31_125.B2" table:number-rows-spanned="3" office:value-type="string">
            <text:p text:style-name="P48">Radia-tion source <text:s/>number</text:p>
          </table:table-cell>
          <table:table-cell table:style-name="_31_125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6"><text:span text:style-name="T41">Relative gamm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.D3" table:number-columns-spanned="3" office:value-type="string">
            <text:p text:style-name="P44"><text:span text:style-name="T7">Measured value</text:span> <text:span text:style-name="T36">Ḣ</text:span><text:span text:style-name="T19">*</text:span><text:span text:style-name="T27">i</text:span><text:span text:style-name="T59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5"><text:span text:style-name="T24">H</text:span><text:span text:style-name="T25">1</text:span></text:p>
          </table:table-cell>
          <table:table-cell table:style-name="_31_125.D3" office:value-type="string">
            <text:p text:style-name="P44"><text:span text:style-name="T8">H</text:span><text:span text:style-name="T25">2</text:span></text:p>
          </table:table-cell>
          <table:table-cell table:style-name="_31_125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µSv/h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µSv/h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µSv/h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<text:span text:style-name="T7">m</text:span>Sv/h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<text:span text:style-name="T7">m</text:span>Sv/h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Calibration data</text:p>
            <text:p text:style-name="P24"/>
            <text:p text:style-name="P24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5"><text:span text:style-name="T7">Dose rate at check point</text:span> <text:span text:style-name="T36">Ḣ</text:span><text:span text:style-name="T27">oi</text:span><text:span text:style-name="T59">(10)</text:span></text:p>
          </table:table-cell>
          <table:table-cell table:style-name="_31_125A.B2" table:number-rows-spanned="3" office:value-type="string">
            <text:p text:style-name="P48">Radia-tion source <text:s/>number</text:p>
          </table:table-cell>
          <table:table-cell table:style-name="_31_125A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A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6"><text:span text:style-name="T41">Relative gamm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A.D3" table:number-columns-spanned="3" office:value-type="string">
            <text:p text:style-name="P44"><text:span text:style-name="T7">Measured value</text:span> <text:span text:style-name="T36">Ḣ</text:span><text:span text:style-name="T19">*</text:span><text:span text:style-name="T27">i</text:span><text:span text:style-name="T59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5"><text:span text:style-name="T24">H</text:span><text:span text:style-name="T25">1</text:span></text:p>
          </table:table-cell>
          <table:table-cell table:style-name="_31_125A.D3" office:value-type="string">
            <text:p text:style-name="P44"><text:span text:style-name="T8">H</text:span><text:span text:style-name="T25">2</text:span></text:p>
          </table:table-cell>
          <table:table-cell table:style-name="_31_125A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µSv/h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µSv/h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µSv/h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µSv/h</text:span>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µSv/h</text:span>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mSv/h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mSv/h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mSv/h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4"/>
            <text:p text:style-name="P22"><text:span text:style-name="T57">SA of </text:span><text:span text:style-name="T18">137</text:span><text:span text:style-name="T57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9">Radia-tion source <text:s/>number</text:p>
          </table:table-cell>
          <table:table-cell table:style-name="BZ.B2" table:number-rows-spanned="3" office:value-type="string">
            <text:p text:style-name="P16">SA in reference point,</text:p>
            <text:p text:style-name="P41">A<text:span text:style-name="T25">oi</text:span>, <text:span text:style-name="T24">Bq/kg</text:span></text:p>
          </table:table-cell>
          <table:table-cell table:style-name="BZ.B2" table:number-columns-spanned="4" office:value-type="string">
            <text:p text:style-name="P44"><text:span text:style-name="T7">Dose rate measurement at check point</text:span>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6"><text:span text:style-name="T41">Relative gamm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4"><text:span text:style-name="T7">Measured value</text:span> <text:span text:style-name="T36">Ḣ</text:span><text:span text:style-name="T19">*</text:span><text:span text:style-name="T27">i</text:span><text:span text:style-name="T59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4"><text:span text:style-name="T7">Average value</text:span>, <text:span text:style-name="T67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2"><text:span text:style-name="T7">A</text:span><text:span text:style-name="T26">o1</text:span></text:p>
          </table:table-cell>
          <table:table-cell table:style-name="BZ.C4" office:value-type="string">
            <text:p text:style-name="P42"><text:span text:style-name="T7">A</text:span><text:span text:style-name="T26">o2</text:span></text:p>
          </table:table-cell>
          <table:table-cell table:style-name="BZ.C4" office:value-type="string">
            <text:p text:style-name="P42"><text:span text:style-name="T7">A</text:span><text:span text:style-name="T26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20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7">BDPS-02 (</text:span><text:span text:style-name="T17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5"><text:span text:style-name="T7">Flux density in test point</text:span> <text:span text:style-name="T76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a.B2" table:number-rows-spanned="3" office:value-type="string">
            <text:p text:style-name="P48">Radia-tion source <text:s/>number</text:p>
          </table:table-cell>
          <table:table-cell table:style-name="BDPS_5f_a.B2" table:number-columns-spanned="4" office:value-type="string">
            <text:p text:style-name="P44"><text:span text:style-name="T7">Measured radiation flux density in test point</text:span>, <text:span text:style-name="T66">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6"><text:span text:style-name="T41">Relative alph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4"><text:span text:style-name="T7">Measured value</text:span> <text:span text:style-name="T66"></text:span><text:span text:style-name="T31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4"><text:span text:style-name="T7">Average value</text:span>, <text:span text:style-name="T66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5"><text:span text:style-name="T65"></text:span><text:span text:style-name="T25">1</text:span></text:p>
          </table:table-cell>
          <table:table-cell table:style-name="BDPS_5f_a.C4" office:value-type="string">
            <text:p text:style-name="P44"><text:span text:style-name="T66"></text:span><text:span text:style-name="T25">2</text:span></text:p>
          </table:table-cell>
          <table:table-cell table:style-name="BDPS_5f_a.C4" office:value-type="string">
            <text:p text:style-name="P44"><text:span text:style-name="T66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a.A5" office:value-type="string">
            <text:p text:style-name="P12">$3-9<text:span text:style-name="T33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3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7">BDPS-02 (</text:span><text:span text:style-name="T17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5"><text:span text:style-name="T7">Flux density in test point</text:span> <text:span text:style-name="T76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b.B2" table:number-rows-spanned="3" office:value-type="string">
            <text:p text:style-name="P48">Radia-tion source <text:s/>number</text:p>
          </table:table-cell>
          <table:table-cell table:style-name="BDPS_5f_b.B2" table:number-columns-spanned="4" office:value-type="string">
            <text:p text:style-name="P44"><text:span text:style-name="T7">Measured radiation flux density in test point</text:span>, <text:span text:style-name="T66"></text:span><text:span text:style-name="T31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6"><text:span text:style-name="T41">Relative bet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4"><text:span text:style-name="T7">Measured value</text:span> <text:span text:style-name="T66"></text:span><text:span text:style-name="T31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4"><text:span text:style-name="T7">Average value</text:span>, <text:span text:style-name="T66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5"><text:span text:style-name="T65"></text:span><text:span text:style-name="T25">1</text:span></text:p>
          </table:table-cell>
          <table:table-cell table:style-name="BDPS_5f_b.C4" office:value-type="string">
            <text:p text:style-name="P44"><text:span text:style-name="T66"></text:span><text:span text:style-name="T25">2</text:span></text:p>
          </table:table-cell>
          <table:table-cell table:style-name="BDPS_5f_b.C4" office:value-type="string">
            <text:p text:style-name="P44"><text:span text:style-name="T66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b.A5" office:value-type="string">
            <text:p text:style-name="P12">$4-9<text:span text:style-name="T33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3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/>
        <table:table-column table:style-name="BDPS_5f_g.C" table:number-columns-repeated="5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7">BDPS-02 (</text:span><text:span text:style-name="T17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5"><text:span text:style-name="T7">Dose rate at check point</text:span> <text:span text:style-name="T36">Ḣ</text:span><text:span text:style-name="T27">oi</text:span><text:span text:style-name="T59">(10)</text:span></text:p>
          </table:table-cell>
          <table:table-cell table:style-name="BDPS_5f_g.B2" table:number-rows-spanned="3" office:value-type="string">
            <text:p text:style-name="P48">Radia-tion source <text:s/>number</text:p>
          </table:table-cell>
          <table:table-cell table:style-name="BDPS_5f_g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BDPS_5f_g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6"><text:span text:style-name="T41">Relative gamm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BDPS_5f_g.D3" table:number-columns-spanned="3" office:value-type="string">
            <text:p text:style-name="P44"><text:span text:style-name="T7">Measured value</text:span> <text:span text:style-name="T36">Ḣ</text:span><text:span text:style-name="T19">*</text:span><text:span text:style-name="T27">i</text:span><text:span text:style-name="T59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9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5"><text:span text:style-name="T24">H</text:span><text:span text:style-name="T25">1</text:span></text:p>
          </table:table-cell>
          <table:table-cell table:style-name="BDPS_5f_g.D3" office:value-type="string">
            <text:p text:style-name="P44"><text:span text:style-name="T8">H</text:span><text:span text:style-name="T25">2</text:span></text:p>
          </table:table-cell>
          <table:table-cell table:style-name="BDPS_5f_g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µSv/h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3">20</text:span></text:p>
          </table:table-cell>
        </table:table-row>
        <table:table-row>
          <table:table-cell table:style-name="BDPS_5f_g.A5" office:value-type="string">
            <text:p text:style-name="P9">7 µSv/h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µSv/h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mSv/h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mSv/h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mSv/h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B4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3-18T12:09:57.70</dc:date>
    <meta:print-date>2019-04-03T15:18:00</meta:print-date>
    <meta:editing-cycles>174</meta:editing-cycles>
    <meta:editing-duration>PT11H26M26S</meta:editing-duration>
    <meta:generator>OpenOffice/4.1.6$Win32 OpenOffice.org_project/416m1$Build-9790</meta:generator>
    <meta:document-statistic meta:table-count="20" meta:image-count="1" meta:object-count="0" meta:page-count="3" meta:paragraph-count="454" meta:word-count="904" meta:character-count="5005"/>
  </office:meta>
</office:document-meta>
</file>